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QuoteElementImpl.getC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QuoteElementImpl.HTMLQuot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QuoteElementImpl.setCite( String c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